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474226804123711" calcext:value-type="percentage">
            <text:p>47,42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.00.0000</text:date>, <text:time style:data-style-name="N2" text:time-value="18:29:15.7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8:29:32.877000000</dc:date>
    <meta:editing-duration>PT17H49M52S</meta:editing-duration>
    <meta:editing-cycles>46</meta:editing-cycles>
    <meta:generator>LibreOffice/6.1.0.3$Windows_X86_64 LibreOffice_project/efb621ed25068d70781dc026f7e9c5187a4decd1</meta:generator>
    <meta:document-statistic meta:table-count="1" meta:cell-count="1332" meta:object-count="0"/>
  </office:meta>
</office:document-meta>
</file>